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style:text-underline-style="none"/>
    </style:style>
    <style:style style:name="T5" style:family="text">
      <style:text-properties style:text-underline-style="none" fo:font-weight="bold"/>
    </style:style>
    <style:style style:name="T6" style:family="text">
      <style:text-properties fo:color="#ce181e" style:text-underline-style="none"/>
    </style:style>
    <style:style style:name="T7" style:family="text">
      <style:text-properties fo:color="#ce181e" style:text-underline-style="none" fo:font-weight="bold"/>
    </style:style>
    <style:style style:name="T8" style:family="text">
      <style:text-properties fo:color="#111111"/>
    </style:style>
    <style:style style:name="T9" style:family="text">
      <style:text-properties fo:color="#111111" style:text-underline-style="none"/>
    </style:style>
    <style:style style:name="T10" style:family="text">
      <style:text-properties fo:color="#111111" style:text-underline-style="none" fo:font-weight="bold"/>
    </style:style>
    <style:style style:name="T11" style:family="text">
      <style:text-properties fo:color="#111111" fo:font-weight="bold"/>
    </style:style>
    <style:style style:name="T12" style:family="text">
      <style:text-properties fo:color="#111111" style:text-underline-style="solid" style:text-underline-width="auto" style:text-underline-color="font-color"/>
    </style:style>
    <style:style style:name="T13" style:family="text">
      <style:text-properties fo:color="#111111"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0">Facebook</text:span><text:span text:style-name="T9"> is an American online social media and social networking service company based in Menlo Park, California. Its website was launched on February 4, 2004, by Mark Zuckerberg, along with fellow Harvard College students and roommates Eduardo Saverin, Andrew McCollum, Dustin Moskovitz and Chris Hughes. </text:span></text:p>
      <text:p text:style-name="Text_20_body"><text:span text:style-name="T9">The founders initially limited the website's membership to Harvard students. Later they expanded it to higher education institutions in the Boston area, the Ivy League schools, and Stanford University. Facebook gradually added support for students at various other universities, and eventually to high school students. Since 2006, anyone who claims to be at least 13 years old has been allowed to become a registered user of Facebook, though variations exist in this requirement, depending on local laws. The name comes from the face book directories often given to American university students. Facebook held its initial public offering (IPO) in February 2012, valuing the company at $104 billion, the largest valuation to date for a newly listed public company. It began selling stock to the public three months later. Facebook makes most of its revenue from advertisements that appear onscreen. </text:span></text:p>
      <text:p text:style-name="Text_20_body"><text:span text:style-name="T9">Facebook can be accessed from a large range of devices with Internet connectivity, such as desktop computers, laptops and tablet computers, and smartphones. After registering, users can create a customized profile indicating their name, occupation, schools attended and so on. Users can add other users as "friends", exchange messages, post status updates, share photos, videos and links, use various software applications ("apps"), and receive notifications of other users' activity. Additionally, users may join common-interest user groups organized by workplace, school, hobbies or other topics, and categorize their friends into lists such as "People From Work" or "Close Friends". Additionally, users can report or block unpleasant people. </text:span></text:p>
      <text:p text:style-name="Text_20_body"><text:span text:style-name="T9">Facebook has more than 2.2 billion monthly active users as of January 2018. Its popularity has led to prominent media coverage for the company, including significant scrutiny over privacy and the psychological effects it has on users. In recent years, the company has faced intense pressure over the amount of fake news, hate speech and depictions of violence prevalent on its services, all of which it is attempting to counteract.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14:49:58.853000000</meta:creation-date>
    <dc:date>2018-08-20T14:54:17.695000000</dc:date>
    <meta:editing-duration>PT28S</meta:editing-duration>
    <meta:editing-cycles>1</meta:editing-cycles>
    <meta:document-statistic meta:table-count="0" meta:image-count="0" meta:object-count="0" meta:page-count="1" meta:paragraph-count="4" meta:word-count="360" meta:character-count="2382" meta:non-whitespace-character-count="2022"/>
    <meta:generator>LibreOffice/6.0.4.2$Windows_X86_64 LibreOffice_project/9b0d9b32d5dcda91d2f1a96dc04c645c450872bf</meta:generator>
  </office:meta>
</office:document-meta>
</file>